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860" officeooo:paragraph-rsid="001d6860"/>
    </style:style>
    <style:style style:name="P2" style:family="paragraph" style:parent-style-name="Standard">
      <style:text-properties officeooo:rsid="001e6970" officeooo:paragraph-rsid="001e6970"/>
    </style:style>
    <style:style style:name="T1" style:family="text">
      <style:text-properties officeooo:rsid="001dc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שאלה 7 .בעזרת פקודת ifconfig השגנו את ההאייפי של המחשב ולאחר מכן יצרנו תקשורת בין הסרבר והקליינט.<text:span text:style-name="T1">אנו רואים כי הסרבר רושם לתוך הסוקט והסוקט שולח את ההמספר 1 עד 9 לקליינט </text:span></text:p>
      <text:p text:style-name="P2">6.3 הוא רושם connetion reffus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44:24.214810657</meta:creation-date>
    <dc:date>2017-11-30T18:14:02.043071413</dc:date>
    <meta:editing-duration>PT4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6" meta:character-count="201" meta:non-whitespace-character-count="165"/>
  </office:meta>
</office:document-meta>
</file>